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353cm"/>
      <style:text-properties officeooo:paragraph-rsid="00114e1d"/>
    </style:style>
    <style:style style:name="P2" style:family="paragraph" style:parent-style-name="Standard">
      <style:paragraph-properties style:line-height-at-least="0.353cm"/>
      <style:text-properties fo:color="#000000" fo:font-size="12pt" fo:language="en" fo:country="US" officeooo:paragraph-rsid="00114e1d" style:font-size-asian="12pt" style:font-size-complex="12pt"/>
    </style:style>
    <style:style style:name="P3" style:family="paragraph" style:parent-style-name="Standard">
      <style:paragraph-properties style:line-height-at-least="0.353cm"/>
      <style:text-properties fo:color="#00aaad" fo:font-size="12pt" fo:language="fr" fo:country="FR" officeooo:paragraph-rsid="00114e1d" style:font-size-asian="12pt" style:font-size-complex="12pt"/>
    </style:style>
    <style:style style:name="P4" style:family="paragraph" style:parent-style-name="Standard">
      <style:paragraph-properties style:line-height-at-least="0.353cm"/>
      <style:text-properties fo:color="#00aaad" fo:font-size="12pt" officeooo:paragraph-rsid="00114e1d" style:font-size-asian="12pt" style:font-size-complex="12pt"/>
    </style:style>
    <style:style style:name="P5" style:family="paragraph" style:parent-style-name="Standard">
      <style:paragraph-properties style:line-height-at-least="0.353cm"/>
      <style:text-properties fo:color="#00aaad" fo:font-size="12pt" officeooo:paragraph-rsid="00114e1d" fo:background-color="#fff200" style:font-size-asian="12pt" style:font-size-complex="12pt"/>
    </style:style>
    <style:style style:name="P6" style:family="paragraph" style:parent-style-name="Standard">
      <style:paragraph-properties style:line-height-at-least="0.353cm"/>
      <style:text-properties fo:color="#00aaad" fo:font-size="12pt" officeooo:paragraph-rsid="0011d3a9" fo:background-color="#fff200" style:font-size-asian="12pt" style:font-size-complex="12pt"/>
    </style:style>
    <style:style style:name="P7" style:family="paragraph" style:parent-style-name="Standard">
      <style:paragraph-properties fo:margin-top="0cm" fo:margin-bottom="0.051cm" loext:contextual-spacing="false" style:line-height-at-least="0.353cm"/>
      <style:text-properties officeooo:paragraph-rsid="00114e1d"/>
    </style:style>
    <style:style style:name="P8" style:family="paragraph" style:parent-style-name="Standard">
      <style:paragraph-properties fo:margin-top="0cm" fo:margin-bottom="0.051cm" loext:contextual-spacing="false" style:line-height-at-least="0.353cm"/>
      <style:text-properties fo:color="#000000" fo:font-size="12pt" fo:language="en" fo:country="US" officeooo:paragraph-rsid="00114e1d" style:font-size-asian="12pt" style:font-size-complex="12pt"/>
    </style:style>
    <style:style style:name="P9" style:family="paragraph" style:parent-style-name="Standard">
      <style:paragraph-properties fo:margin-top="0cm" fo:margin-bottom="0.051cm" loext:contextual-spacing="false" style:line-height-at-least="0.353cm"/>
      <style:text-properties fo:font-size="12pt" officeooo:paragraph-rsid="00114e1d" style:font-size-asian="12pt" style:font-size-complex="12pt"/>
    </style:style>
    <style:style style:name="P10" style:family="paragraph" style:parent-style-name="Standard">
      <style:paragraph-properties fo:margin-top="0cm" fo:margin-bottom="0.051cm" loext:contextual-spacing="false" style:line-height-at-least="0.353cm"/>
      <style:text-properties fo:color="#000000" fo:font-size="12pt" fo:language="en" fo:country="US" officeooo:paragraph-rsid="00114e1d" style:font-size-asian="12pt" style:font-size-complex="12pt"/>
    </style:style>
    <style:style style:name="P11" style:family="paragraph" style:parent-style-name="Standard">
      <style:paragraph-properties fo:margin-top="0cm" fo:margin-bottom="0.051cm" loext:contextual-spacing="false" style:line-height-at-least="0.353cm"/>
      <style:text-properties fo:color="#00aaad" fo:font-size="12pt" fo:language="fr" fo:country="FR" officeooo:paragraph-rsid="001312ef" style:font-size-asian="12pt" style:font-size-complex="12pt"/>
    </style:style>
    <style:style style:name="P12" style:family="paragraph" style:parent-style-name="Standard">
      <style:paragraph-properties fo:margin-top="0cm" fo:margin-bottom="0.051cm" loext:contextual-spacing="false" style:line-height-at-least="0.353cm"/>
      <style:text-properties fo:color="#00aaad" fo:font-size="12pt" fo:language="fr" fo:country="FR" officeooo:paragraph-rsid="00114e1d" fo:background-color="#fff200" style:font-size-asian="12pt" style:font-size-complex="12pt"/>
    </style:style>
    <style:style style:name="P13" style:family="paragraph" style:parent-style-name="Standard">
      <style:paragraph-properties fo:margin-top="0cm" fo:margin-bottom="0.051cm" loext:contextual-spacing="false" style:line-height-at-least="0.353cm"/>
      <style:text-properties fo:color="#2b511a" fo:font-size="12pt" fo:language="en" fo:country="US" officeooo:paragraph-rsid="00114e1d" style:font-size-asian="12pt" style:font-size-complex="12pt"/>
    </style:style>
    <style:style style:name="P14" style:family="paragraph" style:parent-style-name="Standard">
      <style:paragraph-properties fo:margin-top="0cm" fo:margin-bottom="0.051cm" loext:contextual-spacing="false" style:line-height-at-least="0.353cm"/>
      <style:text-properties fo:color="#2b511a" fo:font-size="12pt" fo:language="en" fo:country="US" officeooo:paragraph-rsid="001507a2" style:font-size-asian="12pt" style:font-size-complex="12pt"/>
    </style:style>
    <style:style style:name="P15" style:family="paragraph" style:parent-style-name="Standard">
      <style:paragraph-properties fo:margin-top="0cm" fo:margin-bottom="0.051cm" loext:contextual-spacing="false" style:line-height-at-least="0.353cm"/>
      <style:text-properties fo:color="#2b511a" fo:font-size="12pt" fo:language="en" fo:country="US" officeooo:paragraph-rsid="0016f72a" style:font-size-asian="12pt" style:font-size-complex="12pt"/>
    </style:style>
    <style:style style:name="P16" style:family="paragraph" style:parent-style-name="Standard">
      <style:paragraph-properties fo:margin-top="0cm" fo:margin-bottom="0.051cm" loext:contextual-spacing="false" style:line-height-at-least="0.353cm"/>
      <style:text-properties fo:color="#2b511a" officeooo:paragraph-rsid="00114e1d"/>
    </style:style>
    <style:style style:name="P17" style:family="paragraph" style:parent-style-name="Standard">
      <style:paragraph-properties fo:margin-top="0cm" fo:margin-bottom="0.051cm" loext:contextual-spacing="false" style:line-height-at-least="0.353cm"/>
      <style:text-properties fo:color="#666666" fo:font-size="12pt" fo:language="en" fo:country="US" officeooo:paragraph-rsid="0011d3a9" style:font-size-asian="12pt" style:font-size-complex="12pt"/>
    </style:style>
    <style:style style:name="P18" style:family="paragraph" style:parent-style-name="Standard">
      <style:paragraph-properties fo:margin-top="0cm" fo:margin-bottom="0.051cm" loext:contextual-spacing="false" style:line-height-at-least="0.353cm"/>
      <style:text-properties fo:color="#666666" officeooo:paragraph-rsid="00114e1d"/>
    </style:style>
    <style:style style:name="P19" style:family="paragraph" style:parent-style-name="Standard">
      <style:paragraph-properties fo:margin-left="0cm" fo:margin-right="0cm" fo:margin-top="0cm" fo:margin-bottom="0.051cm" loext:contextual-spacing="false" style:line-height-at-least="0.353cm" fo:text-indent="1.251cm" style:auto-text-indent="false"/>
      <style:text-properties fo:color="#000000" fo:font-size="12pt" fo:language="en" fo:country="US" officeooo:paragraph-rsid="00114e1d" style:font-size-asian="12pt" style:font-size-complex="12pt"/>
    </style:style>
    <style:style style:name="P20" style:family="paragraph" style:parent-style-name="Standard">
      <style:paragraph-properties fo:margin-left="0cm" fo:margin-right="0cm" fo:margin-top="0cm" fo:margin-bottom="0.051cm" loext:contextual-spacing="false" style:line-height-at-least="0.353cm" fo:text-indent="1.251cm" style:auto-text-indent="false"/>
      <style:text-properties fo:color="#00aaad" fo:font-size="12pt" fo:language="fr" fo:country="FR" officeooo:paragraph-rsid="001312ef" fo:background-color="#fff200" style:font-size-asian="12pt" style:font-size-complex="12pt"/>
    </style:style>
    <style:style style:name="P21" style:family="paragraph" style:parent-style-name="Standard">
      <style:paragraph-properties fo:margin-left="0cm" fo:margin-right="0cm" fo:margin-top="0cm" fo:margin-bottom="0.051cm" loext:contextual-spacing="false" style:line-height-at-least="0.353cm" fo:text-indent="1.251cm" style:auto-text-indent="false"/>
      <style:text-properties fo:color="#00aaad" fo:font-size="12pt" fo:language="fr" fo:country="FR" officeooo:paragraph-rsid="00114e1d" fo:background-color="#fff200" style:font-size-asian="12pt" style:font-size-complex="12pt"/>
    </style:style>
    <style:style style:name="P22" style:family="paragraph" style:parent-style-name="Standard">
      <style:paragraph-properties fo:margin-left="0cm" fo:margin-right="0cm" style:line-height-at-least="0.353cm" fo:text-indent="1.251cm" style:auto-text-indent="false"/>
      <style:text-properties fo:color="#00aaad" fo:language="fr" fo:country="FR" officeooo:paragraph-rsid="00114e1d" fo:background-color="#fff200"/>
    </style:style>
    <style:style style:name="T1" style:family="text">
      <style:text-properties fo:color="#000000" fo:font-size="12pt" fo:language="en" fo:country="US" style:font-size-asian="12pt" style:font-size-complex="12pt"/>
    </style:style>
    <style:style style:name="T2" style:family="text">
      <style:text-properties fo:font-size="12pt" style:font-size-asian="12pt" style:font-size-complex="12pt"/>
    </style:style>
    <style:style style:name="T3" style:family="text">
      <style:text-properties fo:font-size="12pt" style:font-size-asian="12pt" style:font-name-complex="Arial2" style:font-size-complex="12pt"/>
    </style:style>
    <style:style style:name="T4" style:family="text">
      <style:text-properties fo:font-size="12pt" fo:language="en" fo:country="US" style:font-size-asian="12pt" style:font-size-complex="12pt"/>
    </style:style>
    <style:style style:name="T5" style:family="text">
      <style:text-properties fo:font-size="12pt" fo:language="en" fo:country="US" officeooo:rsid="00114e1d" style:font-size-asian="12pt" style:font-size-complex="12pt"/>
    </style:style>
    <style:style style:name="T6" style:family="text">
      <style:text-properties fo:font-size="12pt" fo:language="en" fo:country="US" officeooo:rsid="0016f72a" style:font-size-asian="12pt" style:font-size-complex="12pt"/>
    </style:style>
    <style:style style:name="T7" style:family="text">
      <style:text-properties fo:font-size="12pt" fo:language="en" fo:country="US" fo:font-weight="bold" style:font-size-asian="12pt" style:font-weight-asian="bold" style:font-size-complex="12pt"/>
    </style:style>
    <style:style style:name="T8" style:family="text">
      <style:text-properties officeooo:rsid="001312ef"/>
    </style:style>
    <style:style style:name="T9" style:family="text">
      <style:text-properties officeooo:rsid="001507a2"/>
    </style:style>
    <style:style style:name="T10" style:family="text">
      <style:text-properties officeooo:rsid="00174fab"/>
    </style:style>
    <style:style style:name="T11" style:family="text">
      <style:text-properties officeooo:rsid="0018cb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ext:p>
      <text:p text:style-name="P7"><text:span text:style-name="T1"/></text:p>
      <text:p text:style-name="P16"><text:span text:style-name="T4"><text:tab/>My present working subject at the office is on a car management software </text:span><text:span text:style-name="T5">called “Véhiparc” </text:span><text:span text:style-name="T4">and I decided to develop a linked application that would allow users to receive e-mail alerts, based on a strong customer expectation. For example, the app can detect abnormal refuel and, in that case, </text:span><text:span text:style-name="T6">stock it on the site</text:span><text:span text:style-name="T4">.</text:span></text:p>
      <text:p text:style-name="P8"/>
      <text:p text:style-name="P15"><text:tab/>Basically, my application<text:span text:style-name="T9"> would, as soon a dysfunction is noticed, add it to the concerned subject and available on the “Alertes” page of “Véhiparc”, but also send e-mail (with 9 different categories divided on 3 parts) to the subscribers once per month.</text:span> This e-mail contains a summary of all alert numbers <text:span text:style-name="T10">concerning the previous month </text:span>classified by categories and <text:span text:style-name="T10">with </text:span>a link pointing to a more detailed web page.</text:p>
      <text:p text:style-name="P14"/>
      <text:p text:style-name="P14"><text:tab/>At the beginning, I developed an interface that <text:span text:style-name="T10">has been</text:span> <text:span text:style-name="T10">integrated to </text:span>the user’s dashboard. Then I <text:span text:style-name="T11">built</text:span> routes from the back-end to the front-end, updated the databases, <text:span text:style-name="T11">built “Alertes”’ web pages, created a subscription management system </text:span>and made sure the app was fully responsive. Of course, this new application respected the original website’s graphic design.</text:p>
      <text:p text:style-name="P14"/>
      <text:p text:style-name="P14"><text:tab/>In order to build this app, I mainly used NodeJS, JavaScript and associated frameworks such as AngularJS (with jQuery), Bootstap, Express, Bluebird …</text:p>
      <text:p text:style-name="P14"/>
      <text:p text:style-name="P14"/>
      <text:p text:style-name="P14"/>
      <text:p text:style-name="P22"><text:span text:style-name="T2">Actuellement, le logiciel sur lequel je travaille en entreprise s’appelle Véhiparc et c’est un logiciel de gestion de flotte de véhicules. </text:span><text:span text:style-name="T3">Cet outil permet à une entreprise de gérer les cartes carburant, de connaître le coût des dépenses (réparation, entretien, …) en fonction de différents paramètres (par véhicule, par périmètre, …) ou encore de pouvoir suivre sa fiscalité.</text:span></text:p>
      <text:p text:style-name="P3"><text:tab/></text:p>
      <text:p text:style-name="P21">En complément, le client souhaite avoir un suivi des alertes et un résumé mensuel, <text:s/>concernant chaque utilisateur qui le souhaite (sauf dans certains cas où cette fonction sera imposée) et de pouvoir le recevoir par e-mail. Cette application est donc un ajout de fonctionnalité au logiciel déjà existant.</text:p>
      <text:p text:style-name="P11"/>
      <text:p text:style-name="P20"><text:s/>Ainsi, pour mon chef d’œuvre et en réponse à cette demande, j’ai développé ce système d’alerte concernant le périmètre du client abonné. Par exemple, si un véhicule diesel fait un plein de super (les données provenant de la carte carburant associée), une alerte sera activée sur le site, mais aussi comptabilisé pour le mail mensuel.</text:p>
      <text:p text:style-name="P19"/>
      <text:p text:style-name="P14"><text:tab/>Basically, my application<text:span text:style-name="T9"> </text:span>send e-mail <text:span text:style-name="T8">(with 9 different categories divided on 3 parts) </text:span>to the subscribers once per month, even if as soon as the app notices a dysfunction, this one would be added <text:span text:style-name="T9">to</text:span> the concerned subject <text:span text:style-name="T9">and available on the “Alerte” page on “Véhiparc”</text:span>. This e-mail contains a summary of all alert numbers classified by categories and a link pointing to a more detailed web page.</text:p>
      <text:p text:style-name="P12"/>
      <text:p text:style-name="P12"><text:tab/>Ce mail contient donc un résumé des alertes du mois (divisées en 9 catégories), ainsi qu’un lien pointant vers Véhiparc, directement sur les catégories concernées et qui sont bien sûr beaucoup plus détaillées (précisions sur le véhicule, lieu, conducteur, …). L’utilisateur abonné est donc au courant des différents problèmes existants sur son périmètre, au minimum 1 fois par mois (e-mail) ou quand il le souhaite (tableau des alertes).</text:p>
      <text:p text:style-name="P10"/>
      <text:p text:style-name="P13"><text:soft-page-break/><text:tab/>At the beginning, I developed an interface that would be the user’s dashboard. Then I created routes from the back-end to the front-end, updated the databases, and made sure the app was fully responsive. Of course, this new application respected the original website’s graphic design.</text:p>
      <text:p text:style-name="P8"/>
      <text:p text:style-name="P5"><text:tab/>Pour commencer, j’ai conçu un système afin de permettre à l’utilisateur de faire une demande d’abonnement (variant selon son compte). Puis j’ai créé les différents champs dans la base de données, les requêtes pour extraire les données, les routes front-back et deux autres interfaces graphiques, permettant d’accéder aux détails des alertes, les véhicules concernés, etc. Et tout ceci doit respecter la charte graphique du site et être responsive.</text:p>
      <text:p text:style-name="P4"/>
      <text:p text:style-name="P2"/>
      <text:p text:style-name="P13"><text:tab/>In order to build this app, I mainly used NodeJS, JavaScript and associated frameworks such as AngularJS (with jQuery), UI Bootstap, Express, Bluebird …</text:p>
      <text:p text:style-name="P8"/>
      <text:p text:style-name="P6"><text:tab/>Pour créer tout ceci, j’ai utilisé du HTML, du CSS et le langage JavaScript. Il y a aussi <text:s/>plusieurs frameworks associées, les principaux étant AngularJS et Bootstrap. </text:p>
      <text:p text:style-name="P17"/>
      <text:p text:style-name="P18"><text:span text:style-name="T7"><text:tab/></text:span><text:span text:style-name="T4">As a conclusion, it’s true that this was a demanding project but also a very stimulating one, especially when we know that it has really been integrated to the main software !</text:span></text:p>
      <text:p text:style-name="P9"><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0:17:42.175000000</meta:creation-date>
    <dc:date>2018-05-14T11:20:00.732000000</dc:date>
    <meta:editing-duration>PT10M57S</meta:editing-duration>
    <meta:editing-cycles>3</meta:editing-cycles>
    <meta:generator>LibreOffice/6.0.3.2$Windows_X86_64 LibreOffice_project/8f48d515416608e3a835360314dac7e47fd0b821</meta:generator>
    <meta:document-statistic meta:table-count="0" meta:image-count="0" meta:object-count="0" meta:page-count="2" meta:paragraph-count="16" meta:word-count="695" meta:character-count="4329" meta:non-whitespace-character-count="3631"/>
  </office:meta>
</office:document-meta>
</file>